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eed1e" officeooo:paragraph-rsid="001eed1e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1eed1e" officeooo:paragraph-rsid="001eed1e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1f93e6" officeooo:paragraph-rsid="001f93e6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eed1e" officeooo:paragraph-rsid="001eed1e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f93e6" officeooo:paragraph-rsid="001f93e6" style:font-weight-asian="normal" style:font-weight-complex="normal"/>
    </style:style>
    <style:style style:name="P6" style:family="paragraph" style:parent-style-name="Standard" style:list-style-name="L1">
      <style:text-properties style:text-underline-style="none" fo:font-weight="normal" officeooo:rsid="001f93e6" officeooo:paragraph-rsid="001f93e6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20bc34" officeooo:paragraph-rsid="0020bc34" style:font-weight-asian="normal" style:font-weight-complex="normal"/>
    </style:style>
    <style:style style:name="P8" style:family="paragraph" style:parent-style-name="Standard" style:list-style-name="L2">
      <style:text-properties style:text-underline-style="none" fo:font-weight="normal" officeooo:rsid="0020bc34" officeooo:paragraph-rsid="0020bc34" style:font-weight-asian="normal" style:font-weight-complex="normal"/>
    </style:style>
    <style:style style:name="P9" style:family="paragraph" style:parent-style-name="Standard" style:list-style-name="L3">
      <style:text-properties style:text-underline-style="none" fo:font-weight="normal" officeooo:rsid="0020bc34" officeooo:paragraph-rsid="0020bc34" style:font-weight-asian="normal" style:font-weight-complex="normal"/>
    </style:style>
    <style:style style:name="P10" style:family="paragraph" style:parent-style-name="Standard" style:list-style-name="L4">
      <style:text-properties style:text-underline-style="none" fo:font-weight="normal" officeooo:rsid="0020bc34" officeooo:paragraph-rsid="0020bc34" style:font-weight-asian="normal" style:font-weight-complex="normal"/>
    </style:style>
    <style:style style:name="P11" style:family="paragraph" style:parent-style-name="Standard" style:list-style-name="L1">
      <style:text-properties style:text-underline-style="none" fo:font-weight="normal" officeooo:rsid="00237a46" officeooo:paragraph-rsid="00237a46" style:font-weight-asian="normal" style:font-weight-complex="normal"/>
    </style:style>
    <style:style style:name="P12" style:family="paragraph" style:parent-style-name="Standard">
      <style:text-properties style:text-underline-style="solid" style:text-underline-width="auto" style:text-underline-color="font-color" fo:font-weight="normal" officeooo:rsid="0020bc34" officeooo:paragraph-rsid="0020bc34" style:font-weight-asian="normal" style:font-weight-complex="normal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1eed1e" officeooo:paragraph-rsid="001eed1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37a4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3524 Assessment</text:p>
      <text:p text:style-name="P1"/>
      <text:p text:style-name="P12">Criteria Met</text:p>
      <text:p text:style-name="P7"/>
      <text:p text:style-name="P7">CGSD:</text:p>
      <text:list xml:id="list5665305609432997178" text:style-name="L2">
        <text:list-item>
          <text:p text:style-name="P8">User can move in at least one direction</text:p>
        </text:list-item>
        <text:list-item>
          <text:p text:style-name="P8">Information is displayed about change of location</text:p>
        </text:list-item>
      </text:list>
      <text:p text:style-name="P7"/>
      <text:p text:style-name="P7">CGSC:</text:p>
      <text:list xml:id="list4791749444555135509" text:style-name="L3">
        <text:list-item>
          <text:p text:style-name="P9">User can move in a any direction in the MUD world</text:p>
        </text:list-item>
        <text:list-item>
          <text:p text:style-name="P9">User can see other players in their current location in the MUD world.</text:p>
        </text:list-item>
        <text:list-item>
          <text:p text:style-name="P9">User can pickup valid items in the MUD world.</text:p>
        </text:list-item>
      </text:list>
      <text:p text:style-name="P7"/>
      <text:p text:style-name="P7">CGSB:</text:p>
      <text:list xml:id="list1714425218775815603" text:style-name="L4">
        <text:list-item>
          <text:p text:style-name="P10">More than one MUD world can exist</text:p>
        </text:list-item>
        <text:list-item>
          <text:p text:style-name="P10">User can see a list of active MUD worlds, and select one to join</text:p>
        </text:list-item>
      </text:list>
      <text:p text:style-name="P1"/>
      <text:p text:style-name="P2">How to Execute</text:p>
      <text:p text:style-name="P2"/>
      <text:p text:style-name="P4"><text:span text:style-name="T1">1.</text:span><text:tab/>Open a terminal and change directory to the project folder.</text:p>
      <text:p text:style-name="P4"><text:tab/>Run 'make'</text:p>
      <text:p text:style-name="P4"><text:tab/>Start rmiregisty: 'rmiregistry XXXXX' XXXXX = (50010-50019)</text:p>
      <text:p text:style-name="P4"/>
      <text:p text:style-name="P4"><text:span text:style-name="T1">2.</text:span><text:tab/>Open Second Terminal and change directory to the project folder.</text:p>
      <text:p text:style-name="P4"><text:tab/>Run MudServerMainline 'java cs3524.solutions.mud.MudServerMainline XXXXX <text:tab/>YYYYY' YYYYY = other value from (50010-50019)</text:p>
      <text:p text:style-name="P4"/>
      <text:p text:style-name="P4"><text:span text:style-name="T1">3.</text:span><text:tab/>Open Third Terminal and change directory to the project folder.</text:p>
      <text:p text:style-name="P4"><text:tab/>Run MudClient 'java cs3524.solutions.mud.MudClient &lt;yourmachine-name&gt; XXXXX'</text:p>
      <text:p text:style-name="P4"/>
      <text:p text:style-name="P4">Repeat step 3 with a different XXXXX value to add different users to the game.</text:p>
      <text:p text:style-name="P4"/>
      <text:p text:style-name="P3">The Client Commands</text:p>
      <text:p text:style-name="P5"/>
      <text:p text:style-name="P5">When a new client connects to the server they are <text:span text:style-name="T2">shown a list of active MUD worlds and prompted to choose one. After this they are </text:span>prompted to enter a username <text:span text:style-name="T2">before being allowed to enter the MUD</text:span>. The game then starts, displaying the information about the user’s starting location <text:span text:style-name="T2">and</text:span>. </text:p>
      <text:p text:style-name="P5"/>
      <text:p text:style-name="P5">At this point the following commands are available to the user:</text:p>
      <text:list xml:id="list4089457931668909400" text:style-name="L1">
        <text:list-item>
          <text:p text:style-name="P6">exit – Ends the game.</text:p>
        </text:list-item>
        <text:list-item>
          <text:p text:style-name="P6">help – Provides information to the user about what commands are available.</text:p>
        </text:list-item>
        <text:list-item>
          <text:p text:style-name="P6">[north, east, south, west] – Entering any of these directions will move the user if valid.</text:p>
        </text:list-item>
        <text:list-item>
          <text:p text:style-name="P6"><text:span text:style-name="T2">p</text:span>ickup &lt;thing&gt; - Pickup an item with name &lt;thing&gt;</text:p>
        </text:list-item>
        <text:list-item>
          <text:p text:style-name="P11">players – This shows the list of players at the user’s current location in the MUD.</text:p>
        </text:list-item>
      </text:list>
      <text:p text:style-name="P5"/>
      <text:p text:style-name="P5">If the user trys to enter in any other command a message will be displayed and their current location will be displayed again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5:05:05.525585004</meta:creation-date>
    <dc:date>2017-03-13T16:35:47.647697455</dc:date>
    <meta:editing-duration>PT30M8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30" meta:word-count="308" meta:character-count="1774" meta:non-whitespace-character-count="1498"/>
  </office:meta>
</office:document-meta>
</file>